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none" draw:stroke="non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615" draw:master-page-name="Master1-Layout1-title-Titelfolie" presentation:presentation-page-layout-name="Master1-PPL1">
        <draw:frame draw:id="id55" presentation:style-name="a616" draw:name="Titel 1" svg:x="0.75in" svg:y="2.32986in" svg:width="8.5in" svg:height="1.60764in" presentation:class="title" presentation:placeholder="true">
          <draw:text-box/>
          <svg:desc/>
        </draw:frame>
        <draw:frame draw:id="id56" presentation:style-name="a617" draw:name="Untertitel 2" svg:x="1.5in" svg:y="4.25in" svg:width="7in" svg:height="1.91667in" presentation:class="subtitle" presentation:placeholder="true">
          <draw:text-box/>
          <svg:desc/>
        </draw:frame>
      </draw:page>
      <draw:page draw:name="Slide2" draw:style-name="a618" draw:master-page-name="Master1-Layout2-cust-Nur-Titel" presentation:presentation-page-layout-name="Master1-PPL2">
        <draw:frame draw:id="id57" presentation:style-name="a619" draw:name="Titel 1" svg:x="0.51131in" svg:y="1.23003in" svg:width="9in" svg:height="0.70874in" presentation:class="title" presentation:placeholder="true">
          <draw:text-box/>
          <svg:desc/>
        </draw:frame>
        <draw:frame draw:id="id58" presentation:style-name="a620" draw:name="Inhaltsplatzhalter 2" svg:x="0.5in" svg:y="2.64752in" svg:width="9in" svg:height="4.05214in" presentation:class="outline" presentation:placeholder="true">
          <draw:text-box/>
          <svg:desc/>
        </draw:frame>
      </draw:page>
      <draw:page draw:name="Slide4" draw:style-name="a621" draw:master-page-name="Master1-Layout4-twoObj-Zwei-Inhalte" presentation:presentation-page-layout-name="Master1-PPL4">
        <draw:frame draw:id="id59" presentation:style-name="a622" draw:name="Titel 1" svg:x="0.51131in" svg:y="1.23003in" svg:width="9in" svg:height="0.70874in" presentation:class="title" presentation:placeholder="true">
          <draw:text-box/>
          <svg:desc/>
        </draw:frame>
        <draw:frame draw:id="id60" presentation:style-name="a623" draw:name="Inhaltsplatzhalter 2" svg:x="0.5in" svg:y="2.64752in" svg:width="4.41667in" svg:height="4.05214in" presentation:class="outline" presentation:placeholder="true">
          <draw:text-box/>
          <svg:desc/>
        </draw:frame>
        <draw:frame draw:id="id61" presentation:style-name="a624" draw:name="Inhaltsplatzhalter 3" svg:x="5.08333in" svg:y="2.64752in" svg:width="4.41667in" svg:height="4.05214in" presentation:class="outline" presentation:placeholder="true">
          <draw:text-box/>
          <svg:desc/>
        </draw:frame>
      </draw:page>
      <draw:page draw:name="Slide5" draw:style-name="a625" draw:master-page-name="Master1-Layout5-twoTxTwoObj-Vergleich" presentation:presentation-page-layout-name="Master1-PPL5">
        <draw:frame draw:id="id62" presentation:style-name="a626" draw:name="Titel 1" svg:x="0.51131in" svg:y="1.23003in" svg:width="9in" svg:height="0.70874in" presentation:class="title" presentation:placeholder="true">
          <draw:text-box/>
          <svg:desc/>
        </draw:frame>
        <draw:frame draw:id="id63" presentation:style-name="a627" draw:name="Textplatzhalter 2" svg:x="0.5in" svg:y="2.57785in" svg:width="4.4184in" svg:height="0.69965in" presentation:class="outline" presentation:placeholder="true">
          <draw:text-box/>
          <svg:desc/>
        </draw:frame>
        <draw:frame draw:id="id64" presentation:style-name="a628" draw:name="Inhaltsplatzhalter 3" svg:x="0.5in" svg:y="3.35626in" svg:width="4.42125in" svg:height="3.3434in" presentation:class="outline" presentation:placeholder="true">
          <draw:text-box/>
          <svg:desc/>
        </draw:frame>
        <draw:frame draw:id="id65" presentation:style-name="a629" draw:name="Textplatzhalter 4" svg:x="5.07986in" svg:y="2.57785in" svg:width="4.42014in" svg:height="0.69965in" presentation:class="outline" presentation:placeholder="true">
          <draw:text-box/>
          <svg:desc/>
        </draw:frame>
        <draw:frame draw:id="id66" presentation:style-name="a630" draw:name="Inhaltsplatzhalter 5" svg:x="5.07986in" svg:y="3.35626in" svg:width="4.42014in" svg:height="3.3434in" presentation:class="outline" presentation:placeholder="true">
          <draw:text-box/>
          <svg:desc/>
        </draw:frame>
      </draw:page>
      <draw:page draw:name="Slide3" draw:style-name="a631" draw:master-page-name="Master1-Layout3-obj-Titel-und-Inhalt" presentation:presentation-page-layout-name="Master1-PPL3">
        <draw:frame draw:id="id67" presentation:style-name="a632" draw:name="Titel 1" svg:x="0.51131in" svg:y="1.23003in" svg:width="9in" svg:height="0.70874in" presentation:class="title" presentation:placeholder="true">
          <draw:text-box/>
          <svg:desc/>
        </draw:frame>
        <draw:frame draw:id="id68" presentation:style-name="a633" draw:name="Inhaltsplatzhalter 2" svg:x="0.5in" svg:y="2.64752in" svg:width="9in" svg:height="4.05214in" presentation:class="outline" presentation:placeholder="true">
          <draw:text-box/>
          <svg:desc/>
        </draw:frame>
      </draw:page>
      <draw:page draw:name="Slide6" draw:style-name="a634" draw:master-page-name="Master1-Layout6-objTx-Inhalt-mit-Überschrift" presentation:presentation-page-layout-name="Master1-PPL6">
        <draw:frame draw:id="id69" presentation:style-name="a635" draw:name="Titel 1" svg:x="0.51131in" svg:y="1.30878in" svg:width="3.28993in" svg:height="1.27083in" presentation:class="title" presentation:placeholder="true">
          <draw:text-box/>
          <svg:desc/>
        </draw:frame>
        <draw:frame draw:id="id70" presentation:style-name="a636" draw:name="Inhaltsplatzhalter 2" svg:x="3.90972in" svg:y="1.30878in" svg:width="5.59028in" svg:height="5.39087in" presentation:class="outline" presentation:placeholder="true">
          <draw:text-box/>
          <svg:desc/>
        </draw:frame>
        <draw:frame draw:id="id71" presentation:style-name="a637" draw:name="Textplatzhalter 3" svg:x="0.5in" svg:y="2.72626in" svg:width="3.28993in" svg:height="3.97339in" presentation:class="outline" presentation:placeholder="true">
          <draw:text-box/>
          <svg:desc/>
        </draw:frame>
      </draw:page>
      <draw:page draw:name="Slide7" draw:style-name="a638" draw:master-page-name="Master1-Layout7-cust-Bild-mit-Überschrift" presentation:presentation-page-layout-name="Master1-PPL7">
        <draw:frame draw:id="id72" presentation:style-name="a639" draw:name="Bildplatzhalter 1" svg:x="0.51131in" svg:y="1.23003in" svg:width="9.13487in" svg:height="5.03993in" presentation:class="graphic" presentation:placeholder="true">
          <svg:desc/>
        </draw:frame>
        <draw:frame draw:id="id73" presentation:style-name="a640" draw:name="Textplatzhalter 2" svg:x="0.51131in" svg:y="6.34871in" svg:width="7.44876in" svg:height="0.40129in" presentation:class="outlin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</style:presentation-page-layout>
    <style:presentation-page-layout style:name="Master1-PPL2" style:display-name="Nur Titel">
      <presentation:placeholder presentation:object="title" svg:x="0.51131in" svg:y="1.23003in" svg:width="9in" svg:height="0.70874in"/>
      <presentation:placeholder presentation:object="object" svg:x="0.5in" svg:y="2.64752in" svg:width="9in" svg:height="4.05214in"/>
    </style:presentation-page-layout>
    <style:presentation-page-layout style:name="Master1-PPL3" style:display-name="Titel und Inhalt">
      <presentation:placeholder presentation:object="title" svg:x="0.51131in" svg:y="1.23003in" svg:width="9in" svg:height="0.70874in"/>
      <presentation:placeholder presentation:object="object" svg:x="0.5in" svg:y="2.64752in" svg:width="9in" svg:height="4.05214in"/>
    </style:presentation-page-layout>
    <style:presentation-page-layout style:name="Master1-PPL4" style:display-name="Zwei Inhalte">
      <presentation:placeholder presentation:object="title" svg:x="0.51131in" svg:y="1.23003in" svg:width="9in" svg:height="0.70874in"/>
      <presentation:placeholder presentation:object="object" svg:x="0.5in" svg:y="2.64752in" svg:width="4.41667in" svg:height="4.05214in"/>
      <presentation:placeholder presentation:object="object" svg:x="5.08333in" svg:y="2.64752in" svg:width="4.41667in" svg:height="4.05214in"/>
    </style:presentation-page-layout>
    <style:presentation-page-layout style:name="Master1-PPL5" style:display-name="Vergleich">
      <presentation:placeholder presentation:object="title" svg:x="0.51131in" svg:y="1.23003in" svg:width="9in" svg:height="0.70874in"/>
      <presentation:placeholder presentation:object="outline" svg:x="0.5in" svg:y="2.57785in" svg:width="4.4184in" svg:height="0.69965in"/>
      <presentation:placeholder presentation:object="object" svg:x="0.5in" svg:y="3.35626in" svg:width="4.42125in" svg:height="3.3434in"/>
      <presentation:placeholder presentation:object="outline" svg:x="5.07986in" svg:y="2.57785in" svg:width="4.42014in" svg:height="0.69965in"/>
      <presentation:placeholder presentation:object="object" svg:x="5.07986in" svg:y="3.35626in" svg:width="4.42014in" svg:height="3.3434in"/>
    </style:presentation-page-layout>
    <style:presentation-page-layout style:name="Master1-PPL6" style:display-name="Inhalt mit Überschrift">
      <presentation:placeholder presentation:object="title" svg:x="0.51131in" svg:y="1.30878in" svg:width="3.28993in" svg:height="1.27083in"/>
      <presentation:placeholder presentation:object="object" svg:x="3.90972in" svg:y="1.30878in" svg:width="5.59028in" svg:height="5.39087in"/>
      <presentation:placeholder presentation:object="outline" svg:x="0.5in" svg:y="2.72626in" svg:width="3.28993in" svg:height="3.97339in"/>
    </style:presentation-page-layout>
    <style:presentation-page-layout style:name="Master1-PPL7" style:display-name="Bild mit Überschrift">
      <presentation:placeholder presentation:object="graphic" svg:x="0.51131in" svg:y="1.23003in" svg:width="9.13487in" svg:height="5.03993in"/>
      <presentation:placeholder presentation:object="outline" svg:x="0.51131in" svg:y="6.34871in" svg:width="7.44876in" svg:height="0.40129in"/>
    </style:presentation-page-layout>
    <style:style style:family="graphic" style:name="Graphics"/>
    <style:default-style style:family="graphic">
      <style:graphic-properties draw:fill="solid" draw:fill-color="#00b2a5" draw:opacity="100%" draw:stroke="solid" svg:stroke-width="0.02778in" svg:stroke-color="#008278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 style:parent-style-name="Graphics">
      <style:graphic-properties draw:fill="none" fo:clip="rect(0in 0in 0in 0in)" draw:stroke="none"/>
    </style:style>
    <style:style style:family="graphic" style:name="a223" style:parent-style-name="Graphics">
      <style:graphic-properties draw:fill="none" fo:clip="rect(0in 0in 0in 0in)" draw:stroke="none"/>
    </style:style>
    <style:style style:family="text" style:name="a2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" style:parent-style-name="Graphics">
      <style:graphic-properties draw:fill="none" fo:clip="rect(0in 0in 0in 0in)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" style:parent-style-name="Graphics">
      <style:graphic-properties draw:fill="none" fo:clip="rect(0in 0in 0in 0in)" draw:stroke="non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 style:parent-style-name="Graphics">
      <style:graphic-properties draw:fill="none" fo:clip="rect(0in 0in 0in 0in)" draw:stroke="none"/>
    </style:style>
    <style:style style:family="text" style:name="a1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 style:parent-style-name="Graphics">
      <style:graphic-properties draw:fill="none" fo:clip="rect(0in 0in 0in 0in)" draw:stroke="none"/>
    </style:style>
    <style:style style:family="text" style:name="a16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 0in 0in 0in)" draw:stroke="none"/>
    </style:style>
    <style:style style:family="text" style:name="a37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" style:parent-style-name="Graphics">
      <style:graphic-properties draw:fill="none" fo:clip="rect(0in 0in 0in 0in)" draw:stroke="none"/>
    </style:style>
    <style:style style:family="text" style:name="a28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 0in 0in 0in)" draw:stroke="non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in 0in 0in 0in)" draw:stroke="non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 style:parent-style-name="Graphics">
      <style:graphic-properties draw:fill="none" fo:clip="rect(0in 0in 0in 0in)" draw:stroke="non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3" style:parent-style-name="Graphics">
      <style:graphic-properties draw:fill="none" fo:clip="rect(0in 0in 0in 0in)" draw:stroke="none"/>
    </style:style>
    <style:style style:family="graphic" style:name="a484" style:parent-style-name="Graphics">
      <style:graphic-properties draw:fill="none" fo:clip="rect(0in 0in 0in 0in)" draw:stroke="none"/>
    </style:style>
    <style:style style:family="text" style:name="a48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fo:clip="rect(0in 0in 0in 0in)" draw:stroke="none"/>
    </style:style>
    <style:style style:family="text" style:name="a2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9" style:parent-style-name="Graphics">
      <style:graphic-properties draw:fill="none" fo:clip="rect(0in 0in 0in 0in)" draw:stroke="none"/>
    </style:style>
    <style:style style:family="graphic" style:name="a90" style:parent-style-name="Graphics">
      <style:graphic-properties draw:fill="none" fo:clip="rect(0in 0in 0in 0in)" draw:stroke="none"/>
    </style:style>
    <style:style style:family="text" style:name="a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0">
      <draw:frame draw:id="id0" presentation:style-name="a11" draw:name="Titelplatzhalter 1" svg:x="0.51131in" svg:y="1.23003in" svg:width="9in" svg:height="0.70874in" presentation:class="title" presentation:placeholder="false">
        <draw:text-box>
          <text:p text:style-name="a10" text:class-names="" text:cond-style-name=""><text:span text:style-name="a1" text:class-names="">Please</text:span><text:span text:style-name="a2" text:class-names=""><text:s text:c="1"/></text:span><text:span text:style-name="a3" text:class-names="">add</text:span><text:span text:style-name="a4" text:class-names=""><text:s text:c="1"/></text:span><text:span text:style-name="a5" text:class-names="">your</text:span><text:span text:style-name="a6" text:class-names=""> Headline<text:s text:c="1"/></text:span><text:span text:style-name="a7" text:class-names="">here</text:span><text:span text:style-name="a8" text:class-names=""><text:s text:c="1"/></text:span><text:span text:style-name="a9" text:class-names=""/></text:p>
        </draw:text-box>
        <svg:desc/>
      </draw:frame>
      <draw:frame draw:id="id1" presentation:style-name="a44" draw:name="Textplatzhalter 2" svg:x="0.5in" svg:y="2.17502in" svg:width="9in" svg:height="4.52463in" presentation:class="outline" presentation:placeholder="false">
        <draw:text-box>
          <text:list text:style-name="a23">
            <text:list-item>
              <text:p text:style-name="a22" text:class-names="" text:cond-style-name=""><text:span text:style-name="a12" text:class-names="">Please</text:span><text:span text:style-name="a13" text:class-names=""><text:s text:c="1"/></text:span><text:span text:style-name="a14" text:class-names="">add</text:span><text:span text:style-name="a15" text:class-names=""><text:s text:c="1"/></text:span><text:span text:style-name="a16" text:class-names="">your</text:span><text:span text:style-name="a17" text:class-names=""><text:s text:c="1"/></text:span><text:span text:style-name="a18" text:class-names="">text</text:span><text:span text:style-name="a19" text:class-names=""><text:s text:c="1"/></text:span><text:span text:style-name="a20" text:class-names="">here</text:span><text:span text:style-name="a21" text:class-names=""/></text:p>
            </text:list-item>
          </text:list>
          <text:list text:style-name="a28">
            <text:list-item>
              <text:list text:style-name="a28">
                <text:list-item>
                  <text:p text:style-name="a27" text:class-names="" text:cond-style-name=""><text:span text:style-name="a24" text:class-names="">2nd<text:s text:c="1"/></text:span><text:span text:style-name="a25" text:class-names="">Bulletpoint</text:span><text:span text:style-name="a26" text:class-names=""/></text:p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p text:style-name="a32" text:class-names="" text:cond-style-name=""><text:span text:style-name="a29" text:class-names="">3rd<text:s text:c="1"/></text:span><text:span text:style-name="a30" text:class-names="">Bulletpoint</text:span><text:span text:style-name="a31" text:class-names=""/></text:p>
                    </text:list-item>
                  </text:list>
                </text:list-item>
              </text:list>
            </text:list-item>
          </text:list>
          <text:list text:style-name="a38">
            <text:list-item>
              <text:list text:style-name="a38">
                <text:list-item>
                  <text:list text:style-name="a38">
                    <text:list-item>
                      <text:list text:style-name="a38">
                        <text:list-item>
                          <text:p text:style-name="a37" text:class-names="" text:cond-style-name=""><text:span text:style-name="a34" text:class-names="">4th<text:s text:c="1"/></text:span><text:span text:style-name="a35" text:class-names="">Bulletpoint</text:span><text:span text:style-name="a36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">
            <text:list-item>
              <text:list text:style-name="a43">
                <text:list-item>
                  <text:list text:style-name="a43">
                    <text:list-item>
                      <text:list text:style-name="a43">
                        <text:list-item>
                          <text:list text:style-name="a43">
                            <text:list-item>
                              <text:p text:style-name="a42" text:class-names="" text:cond-style-name=""><text:span text:style-name="a39" text:class-names="">5th<text:s text:c="1"/></text:span><text:span text:style-name="a40" text:class-names="">Bulletpoint</text:span><text:span text:style-name="a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draw:style-name="a48" draw:name="Textfeld 7" svg:x="0in" svg:y="7.05745in" svg:width="10in" svg:height="0.30293in">
        <draw:text-box>
          <text:p text:style-name="a47" text:class-names="" text:cond-style-name=""><text:span text:style-name="a45" text:class-names=""><text:page-number style:num-format="1" text:fixed="false">‹Nr.›</text:page-number></text:span><text:span text:style-name="a46" text:class-names=""/></text:p>
        </draw:text-box>
        <svg:desc/>
      </draw:frame>
      <draw:frame draw:id="id3" draw:style-name="a49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" draw:style-name="a50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presentation:notes style:page-layout-name="pageLayout2" draw:style-name="a83">
        <draw:frame draw:id="id5" presentation:style-name="a53" draw:name="Kopfzeilenplatzhalter 1" svg:x="0in" svg:y="0in" svg:width="3.25in" svg:height="0.5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desc/>
        </draw:frame>
        <draw:frame draw:id="id6" presentation:style-name="a58" draw:name="Datumsplatzhalter 2" svg:x="4.24826in" svg:y="0in" svg:width="3.25in" svg:height="0.5in" presentation:class="date-time" presentation:placeholder="false">
          <draw:text-box>
            <text:p text:style-name="a57" text:class-names="" text:cond-style-name=""><text:span text:style-name="a54" text:class-names=""><text:date text:fixed="false" style:data-style-name="a55">25.04.2013</text:date></text:span><text:span text:style-name="a56" text:class-names=""/></text:p>
          </draw:text-box>
          <svg:desc/>
        </draw:frame>
        <draw:page-thumbnail svg:x="1.25in" svg:y="0.75in" svg:width="5in" svg:height="3.75in" presentation:class="page" draw:id="id7" presentation:style-name="a59" draw:name="Folienbildplatzhalter 3">
          <svg:desc/>
        </draw:page-thumbnail>
        <draw:frame draw:id="id8" presentation:style-name="a75" draw:name="Notizenplatzhalter 4" svg:x="0.75in" svg:y="4.75in" svg:width="6in" svg:height="4.5in" presentation:class="notes" presentation:placeholder="false">
          <draw:text-box>
            <text:p text:style-name="a61" text:class-names="" text:cond-style-name=""><text:span text:style-name="a60" text:class-names="">Textmasterformate durch Klicken bearbeiten</text:span></text:p>
            <text:list text:style-name="a64">
              <text:list-item>
                <text:list text:style-name="a64">
                  <text:list-item>
                    <text:p text:style-name="a63" text:class-names="" text:cond-style-name=""><text:span text:style-name="a62" text:class-names="">Zweite Ebene</text:span></text:p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p text:style-name="a66" text:class-names="" text:cond-style-name=""><text:span text:style-name="a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">
              <text:list-item>
                <text:list text:style-name="a70">
                  <text:list-item>
                    <text:list text:style-name="a70">
                      <text:list-item>
                        <text:list text:style-name="a70">
                          <text:list-item>
                            <text:p text:style-name="a69" text:class-names="" text:cond-style-name=""><text:span text:style-name="a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list text:style-name="a74">
                              <text:list-item>
                                <text:p text:style-name="a73" text:class-names="" text:cond-style-name=""><text:span text:style-name="a71" text:class-names="">Fünfte Ebene</text:span><text:span text:style-name="a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8" draw:name="Fußzeilenplatzhalter 5" svg:x="0in" svg:y="9.49826in" svg:width="3.25in" svg:height="0.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desc/>
        </draw:frame>
        <draw:frame draw:id="id10" presentation:style-name="a82" draw:name="Foliennummernplatzhalter 6" svg:x="4.24826in" svg:y="9.49826in" svg:width="3.25in" svg:height="0.5in" presentation:class="page-number" presentation:placeholder="false">
          <draw:text-box>
            <text:p text:style-name="a81" text:class-names="" text:cond-style-name=""><text:span text:style-name="a79" text:class-names=""><text:page-number style:num-format="1" text:fixed="false">‹Nr.›</text:page-number></text:span><text:span text:style-name="a80" text:class-names=""/></text:p>
          </draw:text-box>
          <svg:desc/>
        </draw:frame>
      </presentation:notes>
    </style:master-page>
    <style:master-page style:name="Master1-Layout1-title-Titelfolie" style:page-layout-name="pageLayout1" draw:style-name="a84">
      <draw:frame draw:id="id11" draw:layer="Master1-bg" draw:style-name="a88" draw:name="Textfeld 3" svg:x="0in" svg:y="7.05745in" svg:width="10in" svg:height="0.30293in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desc/>
      </draw:frame>
      <draw:frame draw:id="id12" draw:layer="Master1-bg" draw:style-name="a89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13" draw:layer="Master1-bg" draw:style-name="a90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14" presentation:style-name="a108" draw:name="Titel 1" svg:x="0.75in" svg:y="2.32986in" svg:width="8.5in" svg:height="1.60764in" presentation:class="title" presentation:placeholder="false">
        <draw:text-box>
          <text:p text:style-name="a107" text:class-names="" text:cond-style-name=""><text:span text:style-name="a91" text:class-names="">Please</text:span><text:span text:style-name="a92" text:class-names=""><text:s text:c="1"/></text:span><text:span text:style-name="a93" text:class-names="">add</text:span><text:span text:style-name="a94" text:class-names=""><text:s text:c="1"/></text:span><text:span text:style-name="a95" text:class-names="">your</text:span><text:span text:style-name="a96" text:class-names=""> Headline<text:s text:c="1"/></text:span><text:span text:style-name="a97" text:class-names="">here</text:span><text:span text:style-name="a98" text:class-names=""> <text:line-break/></text:span><text:span text:style-name="a99" text:class-names="">if</text:span><text:span text:style-name="a100" text:class-names=""><text:s text:c="1"/></text:span><text:span text:style-name="a101" text:class-names="">you</text:span><text:span text:style-name="a102" text:class-names=""><text:s text:c="1"/></text:span><text:span text:style-name="a103" text:class-names="">need</text:span><text:span text:style-name="a104" text:class-names=""> a 2nd<text:s text:c="1"/></text:span><text:span text:style-name="a105" text:class-names="">line</text:span><text:span text:style-name="a106" text:class-names=""/></text:p>
        </draw:text-box>
        <svg:desc/>
      </draw:frame>
      <draw:frame draw:id="id15" presentation:style-name="a112" draw:name="Untertitel 2" svg:x="1.5in" svg:y="4.25in" svg:width="7in" svg:height="1.91667in" presentation:class="subtitle" presentation:placeholder="false">
        <draw:text-box>
          <text:p text:style-name="a111" text:class-names="" text:cond-style-name=""><text:span text:style-name="a109" text:class-names="">Formatvorlage des Untertitelmasters durch Klicken bearbeiten</text:span><text:span text:style-name="a110" text:class-names=""/></text:p>
        </draw:text-box>
        <svg:desc/>
      </draw:frame>
      <presentation:notes style:page-layout-name="pageLayout2" draw:style-name="a145">
        <draw:frame draw:id="id5" presentation:style-name="a115" draw:name="Kopfzeilenplatzhalter 1" svg:x="0in" svg:y="0in" svg:width="3.25in" svg:height="0.5in" presentation:class="header" presentation:placeholder="false">
          <draw:text-box>
            <text:p text:style-name="a114" text:class-names="" text:cond-style-name=""><text:span text:style-name="a113" text:class-names=""/></text:p>
          </draw:text-box>
          <svg:desc/>
        </draw:frame>
        <draw:frame draw:id="id6" presentation:style-name="a120" draw:name="Datumsplatzhalter 2" svg:x="4.24826in" svg:y="0in" svg:width="3.25in" svg:height="0.5in" presentation:class="date-time" presentation:placeholder="false">
          <draw:text-box>
            <text:p text:style-name="a119" text:class-names="" text:cond-style-name=""><text:span text:style-name="a116" text:class-names=""><text:date text:fixed="false" style:data-style-name="a117">25.04.2013</text:date></text:span><text:span text:style-name="a118" text:class-names=""/></text:p>
          </draw:text-box>
          <svg:desc/>
        </draw:frame>
        <draw:page-thumbnail svg:x="1.25in" svg:y="0.75in" svg:width="5in" svg:height="3.75in" presentation:class="page" draw:id="id7" presentation:style-name="a121" draw:name="Folienbildplatzhalter 3">
          <svg:desc/>
        </draw:page-thumbnail>
        <draw:frame draw:id="id8" presentation:style-name="a137" draw:name="Notizenplatzhalter 4" svg:x="0.75in" svg:y="4.75in" svg:width="6in" svg:height="4.5in" presentation:class="notes" presentation:placeholder="false">
          <draw:text-box>
            <text:p text:style-name="a123" text:class-names="" text:cond-style-name=""><text:span text:style-name="a122" text:class-names="">Textmasterformate durch Klicken bearbeiten</text:span></text:p>
            <text:list text:style-name="a126">
              <text:list-item>
                <text:list text:style-name="a126">
                  <text:list-item>
                    <text:p text:style-name="a125" text:class-names="" text:cond-style-name=""><text:span text:style-name="a124" text:class-names="">Zweite Ebene</text:span></text:p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p text:style-name="a128" text:class-names="" text:cond-style-name=""><text:span text:style-name="a1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p text:style-name="a131" text:class-names="" text:cond-style-name=""><text:span text:style-name="a1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list text:style-name="a136">
                          <text:list-item>
                            <text:list text:style-name="a136">
                              <text:list-item>
                                <text:p text:style-name="a135" text:class-names="" text:cond-style-name=""><text:span text:style-name="a133" text:class-names="">Fünfte Ebene</text:span><text:span text:style-name="a1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40" draw:name="Fußzeilenplatzhalter 5" svg:x="0in" svg:y="9.49826in" svg:width="3.25in" svg:height="0.5in" presentation:class="footer" presentation:placeholder="false">
          <draw:text-box>
            <text:p text:style-name="a139" text:class-names="" text:cond-style-name=""><text:span text:style-name="a138" text:class-names=""/></text:p>
          </draw:text-box>
          <svg:desc/>
        </draw:frame>
        <draw:frame draw:id="id10" presentation:style-name="a144" draw:name="Foliennummernplatzhalter 6" svg:x="4.24826in" svg:y="9.49826in" svg:width="3.25in" svg:height="0.5in" presentation:class="page-number" presentation:placeholder="false">
          <draw:text-box>
            <text:p text:style-name="a143" text:class-names="" text:cond-style-name=""><text:span text:style-name="a141" text:class-names=""><text:page-number style:num-format="1" text:fixed="false">‹Nr.›</text:page-number></text:span><text:span text:style-name="a142" text:class-names=""/></text:p>
          </draw:text-box>
          <svg:desc/>
        </draw:frame>
      </presentation:notes>
    </style:master-page>
    <style:master-page style:name="Master1-Layout2-cust-Nur-Titel" style:page-layout-name="pageLayout1" draw:style-name="a146">
      <draw:frame draw:id="id16" draw:layer="Master1-bg" draw:style-name="a150" draw:name="Textfeld 3" svg:x="0in" svg:y="7.05745in" svg:width="10in" svg:height="0.30293in">
        <draw:text-box>
          <text:p text:style-name="a149" text:class-names="" text:cond-style-name=""><text:span text:style-name="a147" text:class-names=""><text:page-number style:num-format="1" text:fixed="false">‹Nr.›</text:page-number></text:span><text:span text:style-name="a148" text:class-names=""/></text:p>
        </draw:text-box>
        <svg:desc/>
      </draw:frame>
      <draw:frame draw:id="id17" draw:layer="Master1-bg" draw:style-name="a151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18" draw:layer="Master1-bg" draw:style-name="a152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19" presentation:style-name="a155" draw:name="Titel 1" svg:x="0.51131in" svg:y="1.23003in" svg:width="9in" svg:height="0.70874in" presentation:class="title" presentation:placeholder="false">
        <draw:text-box>
          <text:p text:style-name="a154" text:class-names="" text:cond-style-name=""><text:span text:style-name="a153" text:class-names="">Please add your Headline here <text:line-break/>(if needed a 2nd line)</text:span></text:p>
        </draw:text-box>
        <svg:desc/>
      </draw:frame>
      <draw:frame draw:id="id20" presentation:style-name="a183" draw:name="Inhaltsplatzhalter 2" svg:x="0.5in" svg:y="2.64752in" svg:width="9in" svg:height="4.05214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56" text:class-names="">Please</text:span><text:span text:style-name="a157" text:class-names=""><text:s text:c="1"/></text:span><text:span text:style-name="a158" text:class-names="">add</text:span><text:span text:style-name="a159" text:class-names=""><text:s text:c="1"/></text:span><text:span text:style-name="a160" text:class-names="">your</text:span><text:span text:style-name="a161" text:class-names=""><text:s text:c="1"/></text:span><text:span text:style-name="a162" text:class-names="">text</text:span><text:span text:style-name="a163" text:class-names=""><text:s text:c="1"/></text:span><text:span text:style-name="a164" text:class-names="">here</text:span><text:span text:style-name="a165" text:class-names=""/></text:p>
            </text:list-item>
          </text:list>
          <text:list text:style-name="a173">
            <text:list-item>
              <text:p text:style-name="a172" text:class-names="" text:cond-style-name=""><text:span text:style-name="a168" text:class-names="">And</text:span><text:span text:style-name="a169" text:class-names=""><text:s text:c="1"/></text:span><text:span text:style-name="a170" text:class-names="">here</text:span><text:span text:style-name="a171" text:class-names=""/></text:p>
            </text:list-item>
          </text:list>
          <text:list text:style-name="a179">
            <text:list-item>
              <text:p text:style-name="a178" text:class-names="" text:cond-style-name=""><text:span text:style-name="a174" text:class-names="">And</text:span><text:span text:style-name="a175" text:class-names=""><text:s text:c="1"/></text:span><text:span text:style-name="a176" text:class-names="">here</text:span><text:span text:style-name="a177" text:class-names=""/></text:p>
            </text:list-item>
          </text:list>
          <text:list text:style-name="a182">
            <text:list-item>
              <text:p text:style-name="a181" text:class-names="" text:cond-style-name=""><text:span text:style-name="a180" text:class-names=""/></text:p>
            </text:list-item>
          </text:list>
        </draw:text-box>
        <svg:desc/>
      </draw:frame>
      <presentation:notes style:page-layout-name="pageLayout2" draw:style-name="a216">
        <draw:frame draw:id="id5" presentation:style-name="a186" draw:name="Kopfzeilenplatzhalter 1" svg:x="0in" svg:y="0in" svg:width="3.25in" svg:height="0.5in" presentation:class="header" presentation:placeholder="false">
          <draw:text-box>
            <text:p text:style-name="a185" text:class-names="" text:cond-style-name=""><text:span text:style-name="a184" text:class-names=""/></text:p>
          </draw:text-box>
          <svg:desc/>
        </draw:frame>
        <draw:frame draw:id="id6" presentation:style-name="a191" draw:name="Datumsplatzhalter 2" svg:x="4.24826in" svg:y="0in" svg:width="3.25in" svg:height="0.5in" presentation:class="date-time" presentation:placeholder="false">
          <draw:text-box>
            <text:p text:style-name="a190" text:class-names="" text:cond-style-name=""><text:span text:style-name="a187" text:class-names=""><text:date text:fixed="false" style:data-style-name="a188">25.04.2013</text:date></text:span><text:span text:style-name="a189" text:class-names=""/></text:p>
          </draw:text-box>
          <svg:desc/>
        </draw:frame>
        <draw:page-thumbnail svg:x="1.25in" svg:y="0.75in" svg:width="5in" svg:height="3.75in" presentation:class="page" draw:id="id7" presentation:style-name="a192" draw:name="Folienbildplatzhalter 3">
          <svg:desc/>
        </draw:page-thumbnail>
        <draw:frame draw:id="id8" presentation:style-name="a208" draw:name="Notizenplatzhalter 4" svg:x="0.75in" svg:y="4.75in" svg:width="6in" svg:height="4.5in" presentation:class="notes" presentation:placeholder="false">
          <draw:text-box>
            <text:p text:style-name="a194" text:class-names="" text:cond-style-name=""><text:span text:style-name="a193" text:class-names="">Textmasterformate durch Klicken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list text:style-name="a207">
                              <text:list-item>
                                <text:p text:style-name="a206" text:class-names="" text:cond-style-name=""><text:span text:style-name="a204" text:class-names="">Fünfte Ebene</text:span><text:span text:style-name="a2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11" draw:name="Fußzeilenplatzhalter 5" svg:x="0in" svg:y="9.49826in" svg:width="3.25in" svg:height="0.5in" presentation:class="footer" presentation:placeholder="false">
          <draw:text-box>
            <text:p text:style-name="a210" text:class-names="" text:cond-style-name=""><text:span text:style-name="a209" text:class-names=""/></text:p>
          </draw:text-box>
          <svg:desc/>
        </draw:frame>
        <draw:frame draw:id="id10" presentation:style-name="a215" draw:name="Foliennummernplatzhalter 6" svg:x="4.24826in" svg:y="9.49826in" svg:width="3.25in" svg:height="0.5in" presentation:class="page-number" presentation:placeholder="false">
          <draw:text-box>
            <text:p text:style-name="a214" text:class-names="" text:cond-style-name=""><text:span text:style-name="a212" text:class-names=""><text:page-number style:num-format="1" text:fixed="false">‹Nr.›</text:page-number></text:span><text:span text:style-name="a213" text:class-names=""/></text:p>
          </draw:text-box>
          <svg:desc/>
        </draw:frame>
      </presentation:notes>
    </style:master-page>
    <style:master-page style:name="Master1-Layout3-obj-Titel-und-Inhalt" style:page-layout-name="pageLayout1" draw:style-name="a217">
      <draw:frame draw:id="id21" draw:layer="Master1-bg" draw:style-name="a221" draw:name="Textfeld 3" svg:x="0in" svg:y="7.05745in" svg:width="10in" svg:height="0.30293in">
        <draw:text-box>
          <text:p text:style-name="a220" text:class-names="" text:cond-style-name=""><text:span text:style-name="a218" text:class-names=""><text:page-number style:num-format="1" text:fixed="false">‹Nr.›</text:page-number></text:span><text:span text:style-name="a219" text:class-names=""/></text:p>
        </draw:text-box>
        <svg:desc/>
      </draw:frame>
      <draw:frame draw:id="id22" draw:layer="Master1-bg" draw:style-name="a222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3" draw:layer="Master1-bg" draw:style-name="a223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24" presentation:style-name="a226" draw:name="Titel 1" svg:x="0.51131in" svg:y="1.23003in" svg:width="9in" svg:height="0.70874in" presentation:class="title" presentation:placeholder="false">
        <draw:text-box>
          <text:p text:style-name="a225" text:class-names="" text:cond-style-name=""><text:span text:style-name="a224" text:class-names="">Please add your Headline here <text:line-break/>(if needed a 2nd line)</text:span></text:p>
        </draw:text-box>
        <svg:desc/>
      </draw:frame>
      <draw:frame draw:id="id25" presentation:style-name="a250" draw:name="Inhaltsplatzhalter 2" svg:x="0.5in" svg:y="2.64752in" svg:width="9in" svg:height="4.05214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Please add your text here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0" text:class-names="">2nd<text:s text:c="1"/></text:span><text:span text:style-name="a231" text:class-names="">Bulletpoint</text:span><text:span text:style-name="a232" text:class-names=""/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5" text:class-names="">3rd<text:s text:c="1"/></text:span><text:span text:style-name="a236" text:class-names="">Bulletpoint</text:span><text:span text:style-name="a237" text:class-names=""/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0" text:class-names="">4th<text:s text:c="1"/></text:span><text:span text:style-name="a241" text:class-names="">Bulletpoint</text:span><text:span text:style-name="a242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5" text:class-names="">5th<text:s text:c="1"/></text:span><text:span text:style-name="a246" text:class-names="">Bulletpoint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283">
        <draw:frame draw:id="id5" presentation:style-name="a253" draw:name="Kopfzeilenplatzhalter 1" svg:x="0in" svg:y="0in" svg:width="3.25in" svg:height="0.5in" presentation:class="header" presentation:placeholder="false">
          <draw:text-box>
            <text:p text:style-name="a252" text:class-names="" text:cond-style-name=""><text:span text:style-name="a251" text:class-names=""/></text:p>
          </draw:text-box>
          <svg:desc/>
        </draw:frame>
        <draw:frame draw:id="id6" presentation:style-name="a258" draw:name="Datumsplatzhalter 2" svg:x="4.24826in" svg:y="0in" svg:width="3.25in" svg:height="0.5in" presentation:class="date-time" presentation:placeholder="false">
          <draw:text-box>
            <text:p text:style-name="a257" text:class-names="" text:cond-style-name=""><text:span text:style-name="a254" text:class-names=""><text:date text:fixed="false" style:data-style-name="a255">25.04.2013</text:date></text:span><text:span text:style-name="a256" text:class-names=""/></text:p>
          </draw:text-box>
          <svg:desc/>
        </draw:frame>
        <draw:page-thumbnail svg:x="1.25in" svg:y="0.75in" svg:width="5in" svg:height="3.75in" presentation:class="page" draw:id="id7" presentation:style-name="a259" draw:name="Folienbildplatzhalter 3">
          <svg:desc/>
        </draw:page-thumbnail>
        <draw:frame draw:id="id8" presentation:style-name="a275" draw:name="Notizenplatzhalter 4" svg:x="0.75in" svg:y="4.75in" svg:width="6in" svg:height="4.5in" presentation:class="notes" presentation:placeholder="false">
          <draw:text-box>
            <text:p text:style-name="a261" text:class-names="" text:cond-style-name=""><text:span text:style-name="a260" text:class-names="">Textmasterformate durch Klicken bearbeiten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Zweite Ebene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list text:style-name="a274">
                              <text:list-item>
                                <text:p text:style-name="a273" text:class-names="" text:cond-style-name=""><text:span text:style-name="a271" text:class-names="">Fünfte Ebene</text:span><text:span text:style-name="a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78" draw:name="Fußzeilenplatzhalter 5" svg:x="0in" svg:y="9.49826in" svg:width="3.25in" svg:height="0.5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desc/>
        </draw:frame>
        <draw:frame draw:id="id10" presentation:style-name="a282" draw:name="Foliennummernplatzhalter 6" svg:x="4.24826in" svg:y="9.49826in" svg:width="3.25in" svg:height="0.5in" presentation:class="page-number" presentation:placeholder="false">
          <draw:text-box>
            <text:p text:style-name="a281" text:class-names="" text:cond-style-name=""><text:span text:style-name="a279" text:class-names=""><text:page-number style:num-format="1" text:fixed="false">‹Nr.›</text:page-number></text:span><text:span text:style-name="a280" text:class-names=""/></text:p>
          </draw:text-box>
          <svg:desc/>
        </draw:frame>
      </presentation:notes>
    </style:master-page>
    <style:master-page style:name="Master1-Layout4-twoObj-Zwei-Inhalte" style:page-layout-name="pageLayout1" draw:style-name="a284">
      <draw:frame draw:id="id26" draw:layer="Master1-bg" draw:style-name="a288" draw:name="Textfeld 4" svg:x="0in" svg:y="7.05745in" svg:width="10in" svg:height="0.30293in">
        <draw:text-box>
          <text:p text:style-name="a287" text:class-names="" text:cond-style-name=""><text:span text:style-name="a285" text:class-names=""><text:page-number style:num-format="1" text:fixed="false">‹Nr.›</text:page-number></text:span><text:span text:style-name="a286" text:class-names=""/></text:p>
        </draw:text-box>
        <svg:desc/>
      </draw:frame>
      <draw:frame draw:id="id27" draw:layer="Master1-bg" draw:style-name="a289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8" draw:layer="Master1-bg" draw:style-name="a290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29" presentation:style-name="a293" draw:name="Titel 1" svg:x="0.51131in" svg:y="1.23003in" svg:width="9in" svg:height="0.70874in" presentation:class="title" presentation:placeholder="false">
        <draw:text-box>
          <text:p text:style-name="a292" text:class-names="" text:cond-style-name=""><text:span text:style-name="a291" text:class-names="">Please add your Headline here <text:line-break/>(if needed a 2nd line)</text:span></text:p>
        </draw:text-box>
        <svg:desc/>
      </draw:frame>
      <draw:frame draw:id="id30" presentation:style-name="a317" draw:name="Inhaltsplatzhalter 2" svg:x="0.5in" svg:y="2.64752in" svg:width="4.41667in" svg:height="4.05214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Please add your text here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7" text:class-names="">2nd<text:s text:c="1"/></text:span><text:span text:style-name="a298" text:class-names="">Bulletpoint</text:span><text:span text:style-name="a299" text:class-names=""/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2" text:class-names="">3rd<text:s text:c="1"/></text:span><text:span text:style-name="a303" text:class-names="">Bulletpoint</text:span><text:span text:style-name="a304" text:class-names=""/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7" text:class-names="">4th<text:s text:c="1"/></text:span><text:span text:style-name="a308" text:class-names="">Bulletpoint</text:span><text:span text:style-name="a309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2" text:class-names="">5th<text:s text:c="1"/></text:span><text:span text:style-name="a313" text:class-names="">Bulletpoint</text:span><text:span text:style-name="a3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341" draw:name="Inhaltsplatzhalter 3" svg:x="5.08333in" svg:y="2.64752in" svg:width="4.41667in" svg:height="4.05214in" presentation:class="object" presentation:placeholder="false">
        <draw:text-box>
          <text:list text:style-name="a320">
            <text:list-item>
              <text:p text:style-name="a319" text:class-names="" text:cond-style-name=""><text:span text:style-name="a318" text:class-names="">Please add your text here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1" text:class-names="">2nd<text:s text:c="1"/></text:span><text:span text:style-name="a322" text:class-names="">Bulletpoint</text:span><text:span text:style-name="a323" text:class-names=""/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6" text:class-names="">3rd<text:s text:c="1"/></text:span><text:span text:style-name="a327" text:class-names="">Bulletpoint</text:span><text:span text:style-name="a328" text:class-names=""/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1" text:class-names="">4th<text:s text:c="1"/></text:span><text:span text:style-name="a332" text:class-names="">Bulletpoint</text:span><text:span text:style-name="a33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6" text:class-names="">5th<text:s text:c="1"/></text:span><text:span text:style-name="a337" text:class-names="">Bulletpoint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374">
        <draw:frame draw:id="id5" presentation:style-name="a344" draw:name="Kopfzeilenplatzhalter 1" svg:x="0in" svg:y="0in" svg:width="3.25in" svg:height="0.5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desc/>
        </draw:frame>
        <draw:frame draw:id="id6" presentation:style-name="a349" draw:name="Datumsplatzhalter 2" svg:x="4.24826in" svg:y="0in" svg:width="3.25in" svg:height="0.5in" presentation:class="date-time" presentation:placeholder="false">
          <draw:text-box>
            <text:p text:style-name="a348" text:class-names="" text:cond-style-name=""><text:span text:style-name="a345" text:class-names=""><text:date text:fixed="false" style:data-style-name="a346">25.04.2013</text:date></text:span><text:span text:style-name="a347" text:class-names=""/></text:p>
          </draw:text-box>
          <svg:desc/>
        </draw:frame>
        <draw:page-thumbnail svg:x="1.25in" svg:y="0.75in" svg:width="5in" svg:height="3.75in" presentation:class="page" draw:id="id7" presentation:style-name="a350" draw:name="Folienbildplatzhalter 3">
          <svg:desc/>
        </draw:page-thumbnail>
        <draw:frame draw:id="id8" presentation:style-name="a366" draw:name="Notizenplatzhalter 4" svg:x="0.75in" svg:y="4.75in" svg:width="6in" svg:height="4.5in" presentation:class="notes" presentation:placeholder="false">
          <draw:text-box>
            <text:p text:style-name="a352" text:class-names="" text:cond-style-name=""><text:span text:style-name="a351" text:class-names="">Textmasterformate durch Klicken bearbeiten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Zweite Ebene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2" text:class-names="">Fünfte Ebene</text:span><text:span text:style-name="a3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69" draw:name="Fußzeilenplatzhalter 5" svg:x="0in" svg:y="9.49826in" svg:width="3.25in" svg:height="0.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desc/>
        </draw:frame>
        <draw:frame draw:id="id10" presentation:style-name="a373" draw:name="Foliennummernplatzhalter 6" svg:x="4.24826in" svg:y="9.49826in" svg:width="3.25in" svg:height="0.5in" presentation:class="page-number" presentation:placeholder="false">
          <draw:text-box>
            <text:p text:style-name="a372" text:class-names="" text:cond-style-name=""><text:span text:style-name="a370" text:class-names=""><text:page-number style:num-format="1" text:fixed="false">‹Nr.›</text:page-number></text:span><text:span text:style-name="a371" text:class-names=""/></text:p>
          </draw:text-box>
          <svg:desc/>
        </draw:frame>
      </presentation:notes>
    </style:master-page>
    <style:master-page style:name="Master1-Layout5-twoTxTwoObj-Vergleich" style:page-layout-name="pageLayout1" draw:style-name="a375">
      <draw:frame draw:id="id32" draw:layer="Master1-bg" draw:style-name="a379" draw:name="Textfeld 6" svg:x="0in" svg:y="7.05745in" svg:width="10in" svg:height="0.30293in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desc/>
      </draw:frame>
      <draw:frame draw:id="id33" draw:layer="Master1-bg" draw:style-name="a380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34" draw:layer="Master1-bg" draw:style-name="a381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35" presentation:style-name="a384" draw:name="Titel 1" svg:x="0.51131in" svg:y="1.23003in" svg:width="9in" svg:height="0.70874in" presentation:class="title" presentation:placeholder="false">
        <draw:text-box>
          <text:p text:style-name="a383" text:class-names="" text:cond-style-name=""><text:span text:style-name="a382" text:class-names="">Please add your Headline here <text:line-break/>(if needed a 2nd line)</text:span></text:p>
        </draw:text-box>
        <svg:desc/>
      </draw:frame>
      <draw:frame draw:id="id36" presentation:style-name="a390" draw:name="Textplatzhalter 2" svg:x="0.5in" svg:y="2.57785in" svg:width="4.4184in" svg:height="0.69965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5" text:class-names="">Subheadline<text:s text:c="1"/></text:span><text:span text:style-name="a386" text:class-names="">here</text:span><text:span text:style-name="a387" text:class-names=""/></text:p>
            </text:list-item>
          </text:list>
        </draw:text-box>
        <svg:desc/>
      </draw:frame>
      <draw:frame draw:id="id37" presentation:style-name="a414" draw:name="Inhaltsplatzhalter 3" svg:x="0.5in" svg:y="3.35626in" svg:width="4.42125in" svg:height="3.3434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Please add your text here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4" text:class-names="">2nd<text:s text:c="1"/></text:span><text:span text:style-name="a395" text:class-names="">Bulletpoint</text:span><text:span text:style-name="a396" text:class-names=""/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399" text:class-names="">3rd<text:s text:c="1"/></text:span><text:span text:style-name="a400" text:class-names="">Bulletpoint</text:span><text:span text:style-name="a401" text:class-names=""/></text:p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p text:style-name="a407" text:class-names="" text:cond-style-name=""><text:span text:style-name="a404" text:class-names="">4th<text:s text:c="1"/></text:span><text:span text:style-name="a405" text:class-names="">Bulletpoint</text:span><text:span text:style-name="a406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09" text:class-names="">5th<text:s text:c="1"/></text:span><text:span text:style-name="a410" text:class-names="">Bulletpoint</text:span><text:span text:style-name="a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8" presentation:style-name="a420" draw:name="Textplatzhalter 4" svg:x="5.07986in" svg:y="2.57785in" svg:width="4.42014in" svg:height="0.69965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5" text:class-names="">Subheadline<text:s text:c="1"/></text:span><text:span text:style-name="a416" text:class-names="">here</text:span><text:span text:style-name="a417" text:class-names=""/></text:p>
            </text:list-item>
          </text:list>
        </draw:text-box>
        <svg:desc/>
      </draw:frame>
      <draw:frame draw:id="id39" presentation:style-name="a444" draw:name="Inhaltsplatzhalter 5" svg:x="5.07986in" svg:y="3.35626in" svg:width="4.42014in" svg:height="3.3434in" presentation:class="object" presentation:placeholder="false">
        <draw:text-box>
          <text:list text:style-name="a423">
            <text:list-item>
              <text:p text:style-name="a422" text:class-names="" text:cond-style-name=""><text:span text:style-name="a421" text:class-names="">Please add your text here</text:span></text:p>
            </text:list-item>
          </text:list>
          <text:list text:style-name="a428">
            <text:list-item>
              <text:list text:style-name="a428">
                <text:list-item>
                  <text:p text:style-name="a427" text:class-names="" text:cond-style-name=""><text:span text:style-name="a424" text:class-names="">2nd<text:s text:c="1"/></text:span><text:span text:style-name="a425" text:class-names="">Bulletpoint</text:span><text:span text:style-name="a426" text:class-names=""/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29" text:class-names="">3rd<text:s text:c="1"/></text:span><text:span text:style-name="a430" text:class-names="">Bulletpoint</text:span><text:span text:style-name="a431" text:class-names=""/></text:p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p text:style-name="a437" text:class-names="" text:cond-style-name=""><text:span text:style-name="a434" text:class-names="">4th<text:s text:c="1"/></text:span><text:span text:style-name="a435" text:class-names="">Bulletpoint</text:span><text:span text:style-name="a436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list text:style-name="a443">
                            <text:list-item>
                              <text:p text:style-name="a442" text:class-names="" text:cond-style-name=""><text:span text:style-name="a439" text:class-names="">5th<text:s text:c="1"/></text:span><text:span text:style-name="a440" text:class-names="">Bulletpoint</text:span><text:span text:style-name="a4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477">
        <draw:frame draw:id="id5" presentation:style-name="a447" draw:name="Kopfzeilenplatzhalter 1" svg:x="0in" svg:y="0in" svg:width="3.25in" svg:height="0.5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desc/>
        </draw:frame>
        <draw:frame draw:id="id6" presentation:style-name="a452" draw:name="Datumsplatzhalter 2" svg:x="4.24826in" svg:y="0in" svg:width="3.25in" svg:height="0.5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>25.04.2013</text:date></text:span><text:span text:style-name="a450" text:class-names=""/></text:p>
          </draw:text-box>
          <svg:desc/>
        </draw:frame>
        <draw:page-thumbnail svg:x="1.25in" svg:y="0.75in" svg:width="5in" svg:height="3.75in" presentation:class="page" draw:id="id7" presentation:style-name="a453" draw:name="Folienbildplatzhalter 3">
          <svg:desc/>
        </draw:page-thumbnail>
        <draw:frame draw:id="id8" presentation:style-name="a469" draw:name="Notizenplatzhalter 4" svg:x="0.75in" svg:y="4.75in" svg:width="6in" svg:height="4.5in" presentation:class="notes" presentation:placeholder="false">
          <draw:text-box>
            <text:p text:style-name="a455" text:class-names="" text:cond-style-name=""><text:span text:style-name="a454" text:class-names="">Textmasterformate durch Klicken bearbeiten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Zweite Ebene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5" text:class-names="">Fünfte Ebene</text:span><text:span text:style-name="a4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72" draw:name="Fußzeilenplatzhalter 5" svg:x="0in" svg:y="9.49826in" svg:width="3.25in" svg:height="0.5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desc/>
        </draw:frame>
        <draw:frame draw:id="id10" presentation:style-name="a476" draw:name="Foliennummernplatzhalter 6" svg:x="4.24826in" svg:y="9.49826in" svg:width="3.25in" svg:height="0.5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>‹Nr.›</text:page-number></text:span><text:span text:style-name="a474" text:class-names=""/></text:p>
          </draw:text-box>
          <svg:desc/>
        </draw:frame>
      </presentation:notes>
    </style:master-page>
    <style:master-page style:name="Master1-Layout6-objTx-Inhalt-mit-Überschrift" style:page-layout-name="pageLayout1" draw:style-name="a478">
      <draw:frame draw:id="id40" draw:layer="Master1-bg" draw:style-name="a482" draw:name="Textfeld 4" svg:x="0in" svg:y="7.05745in" svg:width="10in" svg:height="0.30293in">
        <draw:text-box>
          <text:p text:style-name="a481" text:class-names="" text:cond-style-name=""><text:span text:style-name="a479" text:class-names=""><text:page-number style:num-format="1" text:fixed="false">‹Nr.›</text:page-number></text:span><text:span text:style-name="a480" text:class-names=""/></text:p>
        </draw:text-box>
        <svg:desc/>
      </draw:frame>
      <draw:frame draw:id="id41" draw:layer="Master1-bg" draw:style-name="a483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2" draw:layer="Master1-bg" draw:style-name="a484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43" presentation:style-name="a487" draw:name="Titel 1" svg:x="0.51131in" svg:y="1.30878in" svg:width="3.28993in" svg:height="1.27083in" presentation:class="title" presentation:placeholder="false">
        <draw:text-box>
          <text:p text:style-name="a486" text:class-names="" text:cond-style-name=""><text:span text:style-name="a485" text:class-names="">Please add your Headline here <text:line-break/>(if needed a 2nd line)</text:span></text:p>
        </draw:text-box>
        <svg:desc/>
      </draw:frame>
      <draw:frame draw:id="id44" presentation:style-name="a511" draw:name="Inhaltsplatzhalter 2" svg:x="3.90972in" svg:y="1.30878in" svg:width="5.59028in" svg:height="5.39087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Please add your text here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1" text:class-names="">2nd<text:s text:c="1"/></text:span><text:span text:style-name="a492" text:class-names="">Bulletpoint</text:span><text:span text:style-name="a493" text:class-names=""/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6" text:class-names="">3rd<text:s text:c="1"/></text:span><text:span text:style-name="a497" text:class-names="">Bulletpoint</text:span><text:span text:style-name="a498" text:class-names=""/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1" text:class-names="">4th<text:s text:c="1"/></text:span><text:span text:style-name="a502" text:class-names="">Bulletpoint</text:span><text:span text:style-name="a50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6" text:class-names="">5th<text:s text:c="1"/></text:span><text:span text:style-name="a507" text:class-names="">Bulletpoint</text:span><text:span text:style-name="a5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5" presentation:style-name="a517" draw:name="Textplatzhalter 3" svg:x="0.5in" svg:y="2.72626in" svg:width="3.28993in" svg:height="3.97339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2" text:class-names="">Subheadline<text:s text:c="1"/></text:span><text:span text:style-name="a513" text:class-names="">here</text:span><text:span text:style-name="a514" text:class-names=""/></text:p>
            </text:list-item>
          </text:list>
        </draw:text-box>
        <svg:desc/>
      </draw:frame>
      <presentation:notes style:page-layout-name="pageLayout2" draw:style-name="a550">
        <draw:frame draw:id="id5" presentation:style-name="a520" draw:name="Kopfzeilenplatzhalter 1" svg:x="0in" svg:y="0in" svg:width="3.25in" svg:height="0.5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desc/>
        </draw:frame>
        <draw:frame draw:id="id6" presentation:style-name="a525" draw:name="Datumsplatzhalter 2" svg:x="4.24826in" svg:y="0in" svg:width="3.25in" svg:height="0.5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>25.04.2013</text:date></text:span><text:span text:style-name="a523" text:class-names=""/></text:p>
          </draw:text-box>
          <svg:desc/>
        </draw:frame>
        <draw:page-thumbnail svg:x="1.25in" svg:y="0.75in" svg:width="5in" svg:height="3.75in" presentation:class="page" draw:id="id7" presentation:style-name="a526" draw:name="Folienbildplatzhalter 3">
          <svg:desc/>
        </draw:page-thumbnail>
        <draw:frame draw:id="id8" presentation:style-name="a542" draw:name="Notizenplatzhalter 4" svg:x="0.75in" svg:y="4.75in" svg:width="6in" svg:height="4.5in" presentation:class="notes" presentation:placeholder="false">
          <draw:text-box>
            <text:p text:style-name="a528" text:class-names="" text:cond-style-name=""><text:span text:style-name="a527" text:class-names="">Textmasterformate durch Klicken bearbeiten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Zweite Ebene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Fünfte Ebene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45" draw:name="Fußzeilenplatzhalter 5" svg:x="0in" svg:y="9.49826in" svg:width="3.25in" svg:height="0.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desc/>
        </draw:frame>
        <draw:frame draw:id="id10" presentation:style-name="a549" draw:name="Foliennummernplatzhalter 6" svg:x="4.24826in" svg:y="9.49826in" svg:width="3.25in" svg:height="0.5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>‹Nr.›</text:page-number></text:span><text:span text:style-name="a547" text:class-names=""/></text:p>
          </draw:text-box>
          <svg:desc/>
        </draw:frame>
      </presentation:notes>
    </style:master-page>
    <style:master-page style:name="Master1-Layout7-cust-Bild-mit-Überschrift" style:page-layout-name="pageLayout1" draw:style-name="a551">
      <draw:frame draw:id="id46" draw:layer="Master1-bg" draw:style-name="a555" draw:name="Textfeld 4" svg:x="0in" svg:y="7.05745in" svg:width="10in" svg:height="0.30293in">
        <draw:text-box>
          <text:p text:style-name="a554" text:class-names="" text:cond-style-name=""><text:span text:style-name="a552" text:class-names=""><text:page-number style:num-format="1" text:fixed="false">‹Nr.›</text:page-number></text:span><text:span text:style-name="a553" text:class-names=""/></text:p>
        </draw:text-box>
        <svg:desc/>
      </draw:frame>
      <draw:frame draw:id="id47" draw:layer="Master1-bg" draw:style-name="a556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8" draw:layer="Master1-bg" draw:style-name="a557" draw:name="Picture 2" svg:x="0.51131in" svg:y="0in" svg:width="0.70874in" svg:height="0.92323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49" presentation:style-name="a560" draw:name="Bildplatzhalter 2" svg:x="0.51131in" svg:y="1.23003in" svg:width="9.13487in" svg:height="5.03993in" presentation:class="graphic" presentation:placeholder="false">
        <draw:text-box>
          <text:p text:style-name="a559" text:class-names="" text:cond-style-name=""><text:span text:style-name="a558" text:class-names=""/></text:p>
        </draw:text-box>
        <svg:desc/>
      </draw:frame>
      <draw:frame draw:id="id50" presentation:style-name="a565" draw:name="Textplatzhalter 3" svg:x="0.51131in" svg:y="6.34871in" svg:width="7.44876in" svg:height="0.40129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1" text:class-names="">Please add your text here</text:span><text:span text:style-name="a562" text:class-names=""/></text:p>
            </text:list-item>
          </text:list>
        </draw:text-box>
        <svg:desc/>
      </draw:frame>
      <presentation:notes style:page-layout-name="pageLayout2" draw:style-name="a598">
        <draw:frame draw:id="id5" presentation:style-name="a568" draw:name="Kopfzeilenplatzhalter 1" svg:x="0in" svg:y="0in" svg:width="3.25in" svg:height="0.5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desc/>
        </draw:frame>
        <draw:frame draw:id="id6" presentation:style-name="a573" draw:name="Datumsplatzhalter 2" svg:x="4.24826in" svg:y="0in" svg:width="3.25in" svg:height="0.5in" presentation:class="date-time" presentation:placeholder="false">
          <draw:text-box>
            <text:p text:style-name="a572" text:class-names="" text:cond-style-name=""><text:span text:style-name="a569" text:class-names=""><text:date text:fixed="false" style:data-style-name="a570">25.04.2013</text:date></text:span><text:span text:style-name="a571" text:class-names=""/></text:p>
          </draw:text-box>
          <svg:desc/>
        </draw:frame>
        <draw:page-thumbnail svg:x="1.25in" svg:y="0.75in" svg:width="5in" svg:height="3.75in" presentation:class="page" draw:id="id7" presentation:style-name="a574" draw:name="Folienbildplatzhalter 3">
          <svg:desc/>
        </draw:page-thumbnail>
        <draw:frame draw:id="id8" presentation:style-name="a590" draw:name="Notizenplatzhalter 4" svg:x="0.75in" svg:y="4.75in" svg:width="6in" svg:height="4.5in" presentation:class="notes" presentation:placeholder="false">
          <draw:text-box>
            <text:p text:style-name="a576" text:class-names="" text:cond-style-name=""><text:span text:style-name="a575" text:class-names="">Textmasterformate durch Klicken bearbeiten</text:span></text:p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Zweite Ebene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p text:style-name="a581" text:class-names="" text:cond-style-name=""><text:span text:style-name="a5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p text:style-name="a584" text:class-names="" text:cond-style-name=""><text:span text:style-name="a5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list text:style-name="a589">
                              <text:list-item>
                                <text:p text:style-name="a588" text:class-names="" text:cond-style-name=""><text:span text:style-name="a586" text:class-names="">Fünfte Ebene</text:span><text:span text:style-name="a5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93" draw:name="Fußzeilenplatzhalter 5" svg:x="0in" svg:y="9.49826in" svg:width="3.25in" svg:height="0.5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desc/>
        </draw:frame>
        <draw:frame draw:id="id10" presentation:style-name="a597" draw:name="Foliennummernplatzhalter 6" svg:x="4.24826in" svg:y="9.49826in" svg:width="3.25in" svg:height="0.5in" presentation:class="page-number" presentation:placeholder="false">
          <draw:text-box>
            <text:p text:style-name="a596" text:class-names="" text:cond-style-name=""><text:span text:style-name="a594" text:class-names=""><text:page-number style:num-format="1" text:fixed="false">‹Nr.›</text:page-number></text:span><text:span text:style-name="a595" text:class-names=""/></text:p>
          </draw:text-box>
          <svg:desc/>
        </draw:frame>
      </presentation:notes>
    </style:master-page>
    <style:handout-master style:page-layout-name="pageLayout3" draw:style-name="a599">
      <draw:frame draw:id="id51" presentation:style-name="a602" draw:name="Kopfzeilenplatzhalter 1" svg:x="0in" svg:y="0in" svg:width="3.25in" svg:height="0.5in" presentation:class="header" presentation:placeholder="false">
        <draw:text-box>
          <text:p text:style-name="a601" text:class-names="" text:cond-style-name=""><text:span text:style-name="a600" text:class-names=""/></text:p>
        </draw:text-box>
        <svg:desc/>
      </draw:frame>
      <draw:frame draw:id="id52" presentation:style-name="a607" draw:name="Datumsplatzhalter 2" svg:x="4.24826in" svg:y="0in" svg:width="3.25in" svg:height="0.5in" presentation:class="date-time" presentation:placeholder="false">
        <draw:text-box>
          <text:p text:style-name="a606" text:class-names="" text:cond-style-name=""><text:span text:style-name="a603" text:class-names=""><text:date text:fixed="false" style:data-style-name="a604">25.04.2013</text:date></text:span><text:span text:style-name="a605" text:class-names=""/></text:p>
        </draw:text-box>
        <svg:desc/>
      </draw:frame>
      <draw:frame draw:id="id53" presentation:style-name="a610" draw:name="Fußzeilenplatzhalter 3" svg:x="0in" svg:y="9.49826in" svg:width="3.25in" svg:height="0.5in" presentation:class="footer" presentation:placeholder="false">
        <draw:text-box>
          <text:p text:style-name="a609" text:class-names="" text:cond-style-name=""><text:span text:style-name="a608" text:class-names=""/></text:p>
        </draw:text-box>
        <svg:desc/>
      </draw:frame>
      <draw:frame draw:id="id54" presentation:style-name="a614" draw:name="Foliennummernplatzhalter 4" svg:x="4.24826in" svg:y="9.49826in" svg:width="3.25in" svg:height="0.5in" presentation:class="page-number" presentation:placeholder="false">
        <draw:text-box>
          <text:p text:style-name="a613" text:class-names="" text:cond-style-name=""><text:span text:style-name="a611" text:class-names=""><text:page-number style:num-format="1" text:fixed="false">‹Nr.›</text:page-number></text:span><text:span text:style-name="a612" text:class-names=""/></text:p>
        </draw:text-box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ksn</meta:initial-creator>
    <dc:creator>ksn</dc:creator>
    <meta:creation-date>2013-04-03T12:24:26Z</meta:creation-date>
    <dc:date>2013-05-21T09:25:44Z</dc:date>
    <meta:editing-cycles>16</meta:editing-cycles>
    <meta:editing-duration>PT0S</meta:editing-duration>
    <meta:document-statistic meta:paragraph-count="0" meta:word-count="0"/>
  </office:meta>
</office:document-meta>
</file>